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307cm" fo:min-width="11.819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2.036cm" fo:min-width="10.168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7.243cm" fo:min-width="10.16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9.91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19.816cm" fo:min-width="16.264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6.608cm" fo:min-width="7.628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29cm" fo:min-width="11.31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cccccc"/>
      <style:paragraph-properties fo:text-align="start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319cm" svg:height="11.557cm" svg:x="-18.812cm" svg:y="-5.731cm">
          <text:p text:style-name="P1">packitso.js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668cm" svg:height="2.286cm" svg:x="-18.558cm" svg:y="-4.588cm">
          <text:p text:style-name="P2">“packitso”:</text:p>
          <text:p text:style-name="P2">name ,ver, desc, author, otdm.deps,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668cm" svg:height="7.493cm" svg:x="-18.558cm" svg:y="-2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-1.794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0.206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0.762cm" svg:x="-18.431cm" svg:y="-0.794cm">
          <text:p text:style-name="P4">extArgs <text:s/>keyWord ident <text:s/>oFile <text:s/>(identKey identUid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6.764cm" svg:height="20.066cm" svg:x="-2.175cm" svg:y="-4.588cm">
          <text:p text:style-name="P1">DEBIANIZE….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8.128cm" svg:height="6.858cm" svg:x="22.463cm" svg:y="-0.778cm">
          <text:p text:style-name="P1"># Directory</text:p>
          <text:p text:style-name="P1"/>
          <text:p text:style-name="P1">result is a directory </text:p>
          <text:p text:style-name="P1"/>
          <text:p text:style-name="P1">./p-…</text:p>
          <text:p text:style-name="P1"><text:tab/>data/dat.../.otdm/p-…</text:p>
          <text:p text:style-name="P1"><text:tab/>DEBIAN/..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11.811cm" svg:height="1.54cm" svg:x="-0.651cm" svg:y="-2.572cm">
          <text:p text:style-name="P2">Building DEBIAN/controls, others ..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draw:line-skew="1.788cm 0.635cm -3.946cm" svg:x1="-12.653cm" svg:y1="5.826cm" svg:x2="6.207cm" svg:y2="-4.588cm" draw:start-shape="id1" draw:start-glue-point="2" draw:end-shape="id2" draw:end-glue-point="0" svg:d="M-12653 5826c0 3432 8954 2289 8954-6286s9906-10798 9906-4128" svg:viewBox="0 0 18861 16115">
          <text:p/>
        </draw:connector>
        <draw:connector draw:style-name="gr8" draw:text-style-name="P6" draw:layer="layout" draw:type="curve" draw:line-skew="1.39cm" svg:x1="6.207cm" svg:y1="-4.588cm" svg:x2="5.254cm" svg:y2="-2.572cm" draw:start-shape="id2" draw:start-glue-point="0" draw:end-shape="id3" draw:end-glue-point="0" svg:d="M6207-4588c0 1333-953 326-953 2016" svg:viewBox="0 0 954 2017">
          <text:p/>
        </draw:connector>
        <draw:connector draw:style-name="gr8" draw:text-style-name="P6" draw:layer="layout" draw:type="curve" draw:line-skew="2.803cm -0.127cm -2.295cm" svg:x1="6.207cm" svg:y1="15.478cm" svg:x2="26.527cm" svg:y2="-0.778cm" draw:start-shape="id2" draw:start-glue-point="2" draw:end-shape="id4" draw:end-glue-point="0" svg:d="M6207 15478c0 4956 12192 3304 12192-7874s8128-12576 8128-8382" svg:viewBox="0 0 20321 210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0:41:16.319775901</meta:creation-date>
    <meta:generator>LibreOffice/6.4.7.2$Linux_X86_64 LibreOffice_project/40$Build-2</meta:generator>
    <dc:date>2023-02-27T10:56:51.634352825</dc:date>
    <meta:editing-duration>PT15M34S</meta:editing-duration>
    <meta:editing-cycles>5</meta:editing-cycles>
    <meta:document-statistic meta:object-count="12"/>
  </office:meta>
</office:document-meta>
</file>